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7292in" style:font-size-asian="0.17292in" style:font-size-complex="0.1729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0.399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2766in" fo:padding-bottom="0.02766in" fo:padding-left="0.02766in" fo:padding-right="0.02766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7292in" style:font-size-asian="0.17292in" style:font-size-complex="0.1729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399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4573in" fo:padding-bottom="0.04573in" fo:padding-left="0.09146in" fo:padding-right="0.09146in" draw:textarea-vertical-align="middle" draw:textarea-horizontal-align="left" draw:fill="solid" draw:fill-color="#a5002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2766in" fo:padding-bottom="0.02766in" fo:padding-left="0.02766in" fo:padding-right="0.02766in" draw:textarea-vertical-align="top" draw:textarea-horizontal-align="left" draw:fill="solid" draw:fill-color="#a50021" draw:opacity="100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861in" style:font-size-asian="0.22861in" style:font-size-complex="0.2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7292in" style:font-size-asian="0.17292in" style:font-size-complex="0.1729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399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4573in" fo:padding-bottom="0.04573in" fo:padding-left="0.09146in" fo:padding-right="0.09146in" draw:textarea-vertical-align="middle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.02766in" fo:padding-bottom="0.02766in" fo:padding-left="0.02766in" fo:padding-right="0.02766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861in" style:font-size-asian="0.22861in" style:font-size-complex="0.2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4573in" fo:padding-bottom="0.04573in" fo:padding-left="0.09146in" fo:padding-right="0.09146in" draw:textarea-vertical-align="middle" draw:textarea-horizontal-align="left" draw:fill="solid" draw:fill-color="#afaba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1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861in" style:font-size-asian="0.22861in" style:font-size-complex="0.2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7292in" style:font-size-asian="0.17292in" style:font-size-complex="0.1729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.07826in, 0in, 0in, 1.03712in)" draw:stroke="none"/>
    </style:style>
    <style:style style:family="paragraph" style:name="a441">
      <style:paragraph-properties fo:line-height="100%" fo:text-align="left" style:tab-stop-distance="0.399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Lucida Sans Typewriter" style:font-family-generic="modern" style:font-pitch="fixed" fo:font-size="0.40653in" style:font-size-asian="0.40653in" style:font-size-complex="0.406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42">
      <style:graphic-properties fo:wrap-option="wrap" fo:padding-top="0.02766in" fo:padding-bottom="0.02766in" fo:padding-left="0.02766in" fo:padding-right="0.02766in" draw:textarea-vertical-align="top" draw:textarea-horizontal-align="left" draw:fill="solid" draw:fill-color="#a50021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0653in" style:font-size-asian="0.40653in" style:font-size-complex="0.406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7292in" style:font-size-asian="0.17292in" style:font-size-complex="0.1729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0.399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399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3457in" fo:padding-bottom="0.03457in" fo:padding-left="0.06914in" fo:padding-right="0.06914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0.914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2766in" fo:padding-bottom="0.02766in" fo:padding-left="0.02766in" fo:padding-right="0.02766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861in" style:font-size-asian="0.22861in" style:font-size-complex="0.2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4573in" fo:padding-bottom="0.04573in" fo:padding-left="0.09146in" fo:padding-right="0.09146in" draw:textarea-vertical-align="middle" draw:textarea-horizontal-align="center" draw:fill="solid" draw:fill-color="#a5002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center" style:tab-stop-distance="0.914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generic="modern" style:font-pitch="fixed" fo:font-size="0.40653in" style:font-size-asian="0.40653in" style:font-size-complex="0.406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4573in" fo:padding-bottom="0.04573in" fo:padding-left="0.09146in" fo:padding-right="0.09146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914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generic="modern" style:font-pitch="fixed" fo:font-size="0.40653in" style:font-size-asian="0.40653in" style:font-size-complex="0.406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4573in" fo:padding-bottom="0.04573in" fo:padding-left="0.09146in" fo:padding-right="0.09146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0.914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861in" style:font-size-asian="0.22861in" style:font-size-complex="0.2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4573in" fo:padding-bottom="0.04573in" fo:padding-left="0.09146in" fo:padding-right="0.09146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0.914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861in" style:font-size-asian="0.22861in" style:font-size-complex="0.2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4573in" fo:padding-bottom="0.04573in" fo:padding-left="0.09146in" fo:padding-right="0.09146in" draw:textarea-vertical-align="middle" draw:textarea-horizontal-align="center" draw:fill="solid" draw:fill-color="#a5002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center" style:tab-stop-distance="0.914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generic="modern" style:font-pitch="fixed" fo:font-size="0.40653in" style:font-size-asian="0.40653in" style:font-size-complex="0.406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573in" fo:padding-bottom="0.04573in" fo:padding-left="0.09146in" fo:padding-right="0.09146in" draw:textarea-vertical-align="middle" draw:textarea-horizontal-align="center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0.914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Typewriter" style:font-family-generic="modern" style:font-pitch="fixed" fo:font-size="0.40653in" style:font-size-asian="0.40653in" style:font-size-complex="0.4065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9146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4573in" fo:padding-bottom="0.04573in" fo:padding-left="0.09146in" fo:padding-right="0.09146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861in" style:font-size-asian="0.22861in" style:font-size-complex="0.22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4573in" fo:padding-bottom="0.04573in" fo:padding-left="0.09146in" fo:padding-right="0.09146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390" draw:master-page-name="Master1-Layout1-title-Diapositive-de-titre" presentation:presentation-page-layout-name="Master1-PPL1" draw:id="Slide-257">
        <draw:frame draw:id="id63" draw:style-name="a391" draw:name="Image 18" svg:x="2.7636in" svg:y="0.89307in" svg:width="2.5461in" svg:height="0.97698in" style:rel-width="scale" style:rel-height="scale">
          <draw:image xlink:href="media/image1.png" xlink:type="simple" xlink:show="embed" xlink:actuate="onLoad"/>
          <svg:title/>
          <svg:desc/>
        </draw:frame>
        <draw:g draw:name="Groupe 20" draw:id="id64">
          <svg:title/>
          <svg:desc/>
          <draw:custom-shape svg:x="0.33864in" svg:y="2.57153in" svg:width="6.74726in" svg:height="0.52143in" draw:id="id81" draw:style-name="a433" draw:name="Rectangle 9">
            <svg:title/>
            <svg:desc/>
            <text:p text:style-name="a432" text:class-names="" text:cond-style-name=""><text:span text:style-name="a4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32246in" svg:y="2.797in" svg:width="0.78939in" svg:height="0.06928in" draw:id="id82" draw:style-name="a436" draw:name="Rectangle 11">
            <svg:title/>
            <svg:desc/>
            <text:p text:style-name="a435" text:class-names="" text:cond-style-name=""><text:span text:style-name="a4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3864in" svg:y="2.797in" svg:width="0.78939in" svg:height="0.07049in" draw:id="id83" draw:style-name="a439" draw:name="Rectangle 12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29255in" svg:y="2.79578in" svg:width="0.78939in" svg:height="0.06928in" draw:id="id84" draw:style-name="a442" draw:name="Rectangle 13">
            <svg:title/>
            <svg:desc/>
            <text:p text:style-name="a441" text:class-names="" text:cond-style-name=""><text:span text:style-name="a4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30114in" svg:y="2.79578in" svg:width="0.78939in" svg:height="0.07049in" draw:id="id85" draw:style-name="a445" draw:name="Rectangle 14">
            <svg:title/>
            <svg:desc/>
            <text:p text:style-name="a444" text:class-names="" text:cond-style-name=""><text:span text:style-name="a4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21252in" svg:y="2.05011in" svg:width="6.87338in" svg:height="0.56243in" draw:id="id65" draw:style-name="a395" draw:name="Rectangle 15">
          <svg:title/>
          <svg:desc/>
          <text:p text:style-name="a394" text:class-names="" text:cond-style-name=""><text:span text:style-name="a392" text:class-names="">BUREAU D’ETUDES TECHNIQUES</text:span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23" draw:id="id66">
          <svg:title/>
          <svg:desc/>
          <draw:custom-shape svg:x="1.77723in" svg:y="1.10273in" svg:width="0.36006in" svg:height="0.36006in" draw:id="id79" draw:style-name="a427" draw:name="Rectangle 19">
            <svg:title/>
            <svg:desc/>
            <text:p text:style-name="a426" text:class-names="" text:cond-style-name=""><text:span text:style-name="a4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0" draw:style-name="a430" draw:name="ZoneTexte 22" svg:x="1.6994in" svg:y="0.99032in" svg:width="0.51572in" svg:height="0.58496in">
            <draw:text-box>
              <text:p text:style-name="a429" text:class-names="" text:cond-style-name=""><text:span text:style-name="a428" text:class-names="">J</text:span></text:p>
            </draw:text-box>
            <svg:title/>
            <svg:desc/>
          </draw:frame>
        </draw:g>
        <draw:custom-shape svg:x="2.22013in" svg:y="1.10273in" svg:width="0.36006in" svg:height="0.36006in" draw:id="id67" draw:style-name="a398" draw:name="Rectangle 25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401" draw:name="ZoneTexte 26" svg:x="2.1423in" svg:y="0.99032in" svg:width="0.51572in" svg:height="0.58496in">
          <draw:text-box>
            <text:p text:style-name="a400" text:class-names="" text:cond-style-name=""><text:span text:style-name="a399" text:class-names="">E</text:span></text:p>
          </draw:text-box>
          <svg:title/>
          <svg:desc/>
        </draw:frame>
        <draw:custom-shape svg:x="1.77723in" svg:y="1.53914in" svg:width="0.36006in" svg:height="0.36006in" draw:id="id69" draw:style-name="a404" draw:name="Rect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407" draw:name="ZoneTexte 29" svg:x="1.6994in" svg:y="1.42673in" svg:width="0.51572in" svg:height="0.58496in">
          <draw:text-box>
            <text:p text:style-name="a406" text:class-names="" text:cond-style-name=""><text:span text:style-name="a405" text:class-names="">C</text:span></text:p>
          </draw:text-box>
          <svg:title/>
          <svg:desc/>
        </draw:frame>
        <draw:g draw:name="Groupe 30" draw:id="id71">
          <svg:title/>
          <svg:desc/>
          <draw:custom-shape svg:x="2.22013in" svg:y="1.53914in" svg:width="0.36006in" svg:height="0.36006in" draw:id="id77" draw:style-name="a421" draw:name="Rectangle 31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8" draw:style-name="a424" draw:name="ZoneTexte 32" svg:x="2.1423in" svg:y="1.42673in" svg:width="0.51572in" svg:height="0.58496in">
            <draw:text-box>
              <text:p text:style-name="a423" text:class-names="" text:cond-style-name=""><text:span text:style-name="a422" text:class-names="">A</text:span></text:p>
            </draw:text-box>
            <svg:title/>
            <svg:desc/>
          </draw:frame>
        </draw:g>
        <draw:custom-shape svg:width="2.75574in" svg:height="2.74685in" draw:id="id72" draw:style-name="a410" draw:transform="translate(-1.37787in -1.37343in) rotate(-5.49779) translate(2.29842in 1.99681in)" draw:name="Rectangle 1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type="non-primitive" svg:viewBox="0 0 2755759 2746957" draw:enhanced-path="M 0 0 L 205052 205937 C 203442 993656 201831 1781375 200221 2569094 L 2578104 2569094 2755759 2744417 6989 2746957 C 4659 1831305 2330 915652 0 0 Z N" draw:text-areas="?f30 ?f32 ?f31 ?f33" draw:glue-points="?f19 ?f20 ?f21 ?f22 ?f23 ?f24 ?f25 ?f24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55759"/>
            <draw:equation draw:name="f7" draw:formula="?f4 / 2746957"/>
            <draw:equation draw:name="f8" draw:formula="0 * ?f5 / 2755759"/>
            <draw:equation draw:name="f9" draw:formula="0 * ?f4 / 2746957"/>
            <draw:equation draw:name="f10" draw:formula="205052 * ?f5 / 2755759"/>
            <draw:equation draw:name="f11" draw:formula="205937 * ?f4 / 2746957"/>
            <draw:equation draw:name="f12" draw:formula="200221 * ?f5 / 2755759"/>
            <draw:equation draw:name="f13" draw:formula="2569094 * ?f4 / 2746957"/>
            <draw:equation draw:name="f14" draw:formula="2578104 * ?f5 / 2755759"/>
            <draw:equation draw:name="f15" draw:formula="2755759 * ?f5 / 2755759"/>
            <draw:equation draw:name="f16" draw:formula="2744417 * ?f4 / 2746957"/>
            <draw:equation draw:name="f17" draw:formula="6989 * ?f5 / 2755759"/>
            <draw:equation draw:name="f18" draw:formula="2746957 * ?f4 / 2746957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width="2.74939in" svg:height="1.01046in" draw:id="id73" draw:style-name="a413" draw:transform="translate(-1.3747in -0.50523in) rotate(-5.49779) translate(4.33395in 1.37821in)" draw:name="Rectangle 1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2749421 1010460" draw:enhanced-path="M 849 2449 L 198713 0 C 197103 787719 195493 44878 193883 832597 L 2571766 832597 2749421 1007920 651 1010460 C -1679 94808 3179 918101 849 2449 Z N" draw:text-areas="?f30 ?f32 ?f31 ?f33" draw:glue-points="?f19 ?f20 ?f21 ?f22 ?f23 ?f24 ?f25 ?f24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9421"/>
            <draw:equation draw:name="f7" draw:formula="?f4 / 1010460"/>
            <draw:equation draw:name="f8" draw:formula="849 * ?f5 / 2749421"/>
            <draw:equation draw:name="f9" draw:formula="2449 * ?f4 / 1010460"/>
            <draw:equation draw:name="f10" draw:formula="198713 * ?f5 / 2749421"/>
            <draw:equation draw:name="f11" draw:formula="0 * ?f4 / 1010460"/>
            <draw:equation draw:name="f12" draw:formula="193883 * ?f5 / 2749421"/>
            <draw:equation draw:name="f13" draw:formula="832597 * ?f4 / 1010460"/>
            <draw:equation draw:name="f14" draw:formula="2571766 * ?f5 / 2749421"/>
            <draw:equation draw:name="f15" draw:formula="2749421 * ?f5 / 2749421"/>
            <draw:equation draw:name="f16" draw:formula="1007920 * ?f4 / 1010460"/>
            <draw:equation draw:name="f17" draw:formula="651 * ?f5 / 2749421"/>
            <draw:equation draw:name="f18" draw:formula="1010460 * ?f4 / 101046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ustom-shape svg:width="2.74939in" svg:height="1.01046in" draw:id="id74" draw:style-name="a416" draw:transform="translate(-1.3747in -0.50523in) rotate(-5.49779) translate(5.75659in 1.37821in)" draw:name="Rectangle 1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749421 1010460" draw:enhanced-path="M 849 2449 L 198713 0 C 197103 787719 195493 44878 193883 832597 L 2571766 832597 2749421 1007920 651 1010460 C -1679 94808 3179 918101 849 2449 Z N" draw:text-areas="?f30 ?f32 ?f31 ?f33" draw:glue-points="?f19 ?f20 ?f21 ?f22 ?f23 ?f24 ?f25 ?f24 ?f26 ?f27 ?f28 ?f29 ?f19 ?f20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9421"/>
            <draw:equation draw:name="f7" draw:formula="?f4 / 1010460"/>
            <draw:equation draw:name="f8" draw:formula="849 * ?f5 / 2749421"/>
            <draw:equation draw:name="f9" draw:formula="2449 * ?f4 / 1010460"/>
            <draw:equation draw:name="f10" draw:formula="198713 * ?f5 / 2749421"/>
            <draw:equation draw:name="f11" draw:formula="0 * ?f4 / 1010460"/>
            <draw:equation draw:name="f12" draw:formula="193883 * ?f5 / 2749421"/>
            <draw:equation draw:name="f13" draw:formula="832597 * ?f4 / 1010460"/>
            <draw:equation draw:name="f14" draw:formula="2571766 * ?f5 / 2749421"/>
            <draw:equation draw:name="f15" draw:formula="2749421 * ?f5 / 2749421"/>
            <draw:equation draw:name="f16" draw:formula="1007920 * ?f4 / 1010460"/>
            <draw:equation draw:name="f17" draw:formula="651 * ?f5 / 2749421"/>
            <draw:equation draw:name="f18" draw:formula="1010460 * ?f4 / 1010460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7"/>
            <draw:equation draw:name="f23" draw:formula="?f12 / ?f6"/>
            <draw:equation draw:name="f24" draw:formula="?f13 / ?f7"/>
            <draw:equation draw:name="f25" draw:formula="?f14 / ?f6"/>
            <draw:equation draw:name="f26" draw:formula="?f15 / ?f6"/>
            <draw:equation draw:name="f27" draw:formula="?f16 / ?f7"/>
            <draw:equation draw:name="f28" draw:formula="?f17 / ?f6"/>
            <draw:equation draw:name="f29" draw:formula="?f18 / ?f7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connector draw:type="line" svg:x1="0.33864in" svg:y1="2.09673in" svg:x2="7.08194in" svg:y2="2.09673in" draw:id="id75" draw:style-name="a417" draw:name="Connecteur droit 26">
          <svg:title/>
          <svg:desc/>
        </draw:connector>
        <draw:connector draw:type="line" svg:x1="0.35296in" svg:y1="2.52813in" svg:x2="7.09625in" svg:y2="2.52813in" draw:id="id76" draw:style-name="a418" draw:name="Connecteur droit 2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92166in" svg:y="0.54439in" svg:width="5.52995in" svg:height="1.15808in"/>
      <presentation:placeholder presentation:object="subtitle" svg:x="0.92166in" svg:y="1.74712in" svg:width="5.52995in" svg:height="0.80311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2" style:display-name="Titre et contenu">
      <presentation:placeholder presentation:object="title" svg:x="0.50691in" svg:y="0.1771in" svg:width="6.35944in" svg:height="0.64295in"/>
      <presentation:placeholder presentation:object="object" svg:x="0.50691in" svg:y="0.8855in" svg:width="6.35944in" svg:height="2.11056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3" style:display-name="Titre de section">
      <presentation:placeholder presentation:object="title" svg:x="0.50307in" svg:y="0.82929in" svg:width="6.35944in" svg:height="1.38369in"/>
      <presentation:placeholder presentation:object="outline" svg:x="0.50307in" svg:y="2.22606in" svg:width="6.35944in" svg:height="0.72765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4" style:display-name="Deux contenus">
      <presentation:placeholder presentation:object="title" svg:x="0.50691in" svg:y="0.1771in" svg:width="6.35944in" svg:height="0.64295in"/>
      <presentation:placeholder presentation:object="object" svg:x="0.50691in" svg:y="0.8855in" svg:width="3.13364in" svg:height="2.11056in"/>
      <presentation:placeholder presentation:object="object" svg:x="3.73272in" svg:y="0.8855in" svg:width="3.13364in" svg:height="2.11056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5" style:display-name="Comparaison">
      <presentation:placeholder presentation:object="title" svg:x="0.50787in" svg:y="0.1771in" svg:width="6.35944in" svg:height="0.64295in"/>
      <presentation:placeholder presentation:object="outline" svg:x="0.50787in" svg:y="0.81543in" svg:width="3.11924in" svg:height="0.39963in"/>
      <presentation:placeholder presentation:object="object" svg:x="0.50787in" svg:y="1.21506in" svg:width="3.11924in" svg:height="1.78716in"/>
      <presentation:placeholder presentation:object="outline" svg:x="3.73272in" svg:y="0.81543in" svg:width="3.1346in" svg:height="0.39963in"/>
      <presentation:placeholder presentation:object="object" svg:x="3.73272in" svg:y="1.21506in" svg:width="3.1346in" svg:height="1.78716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6" style:display-name="Titre seul">
      <presentation:placeholder presentation:object="title" svg:x="0.50691in" svg:y="0.1771in" svg:width="6.35944in" svg:height="0.64295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7" style:display-name="Vide"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8" style:display-name="Contenu avec légende">
      <presentation:placeholder presentation:object="title" svg:x="0.50787in" svg:y="0.22176in" svg:width="2.37807in" svg:height="0.77616in"/>
      <presentation:placeholder presentation:object="object" svg:x="3.1346in" svg:y="0.47894in" svg:width="3.73272in" svg:height="2.36389in"/>
      <presentation:placeholder presentation:object="outline" svg:x="0.50787in" svg:y="0.99792in" svg:width="2.37807in" svg:height="1.84876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9" style:display-name="Image avec légende">
      <presentation:placeholder presentation:object="title" svg:x="0.50787in" svg:y="0.22176in" svg:width="2.37807in" svg:height="0.77616in"/>
      <presentation:placeholder presentation:object="graphic" svg:x="3.1346in" svg:y="0.47894in" svg:width="3.73272in" svg:height="2.36389in"/>
      <presentation:placeholder presentation:object="outline" svg:x="0.50787in" svg:y="0.99792in" svg:width="2.37807in" svg:height="1.84876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10" style:display-name="Titre et texte vertical">
      <presentation:placeholder presentation:object="title" svg:x="0.50691in" svg:y="0.1771in" svg:width="6.35944in" svg:height="0.64295in"/>
      <presentation:placeholder presentation:object="outline" svg:x="0.50691in" svg:y="0.8855in" svg:width="6.35944in" svg:height="2.11056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presentation-page-layout style:name="Master1-PPL11" style:display-name="Titre vertical et texte">
      <presentation:placeholder presentation:object="title" svg:x="5.27649in" svg:y="0.1771in" svg:width="1.58986in" svg:height="2.81896in"/>
      <presentation:placeholder presentation:object="outline" svg:x="0.50691in" svg:y="0.1771in" svg:width="4.67741in" svg:height="2.81896in"/>
      <presentation:placeholder presentation:object="date-time" svg:x="0.50691in" svg:y="3.08307in" svg:width="1.65898in" svg:height="0.1771in"/>
      <presentation:placeholder presentation:object="footer" svg:x="2.44239in" svg:y="3.08307in" svg:width="2.48848in" svg:height="0.1771in"/>
      <presentation:placeholder presentation:object="page-number" svg:x="5.20737in" svg:y="3.08307in" svg:width="1.65898in" svg:height="0.1771in"/>
    </style:presentation-page-layout>
    <style:style style:family="table-cell" style:name="a386">
      <style:table-cell-properties fo:background-color="#052f6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052f6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 fo:background-color="#e7e8e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8">
      <style:table-cell-properties fo:background-color="#052f6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/>
    </style:style>
    <style:style style:family="table-cell" style:name="a389">
      <style:table-cell-properties fo:background-color="#052f6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cccdd2"/>
    </style:style>
    <style:style style:family="graphic" style:name="Graphics"/>
    <style:style style:family="table-cell" style:name="a384">
      <style:table-cell-properties/>
    </style:style>
    <style:style style:family="table-cell" style:name="a385">
      <style:table-cell-properties fo:background-color="#cccdd2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86" table:paragraph-style-name=""/>
      <table:last-row table:style-name="a387" table:paragraph-style-name=""/>
      <table:first-column table:style-name="a388" table:paragraph-style-name=""/>
      <table:last-column table:style-name="a389" table:paragraph-style-name=""/>
      <table:body table:style-name="a381" table:paragraph-style-name=""/>
      <table:even-rows table:style-name="a384" table:paragraph-style-name=""/>
      <table:odd-rows table:style-name="a385" table:paragraph-style-name=""/>
      <table:even-columns table:style-name="a382" table:paragraph-style-name=""/>
      <table:odd-columns table:style-name="a383" table:paragraph-style-name=""/>
    </table:table-template>
  </office:styles>
  <office:automatic-styles>
    <style:page-layout style:name="pageLayout1">
      <style:page-layout-properties fo:page-width="7.37326in" fo:page-height="3.32639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4435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4435in" fo:margin-left="0.77613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4435in" fo:margin-left="0.9978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4435in" fo:margin-left="0.77613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4435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4435in" fo:margin-left="0.9978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5in" style:font-size-asian="0.1725in" style:font-size-complex="0.17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4435in" fo:margin-left="0.11087in" fo:margin-right="0in" fo:text-indent="-0.11087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5in" style:font-size-asian="0.1725in" style:font-size-complex="0.17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4435in" fo:margin-left="0.11087in" fo:margin-right="0in" fo:text-indent="-0.11087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4435in" fo:margin-left="0.33262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4435in" fo:margin-left="0.33262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4435in" fo:margin-left="0.5543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4435in" fo:margin-left="0.5543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4435in" fo:margin-left="0.77613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4435in" fo:margin-left="0.9978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4435in" fo:margin-left="0.5543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4435in" fo:margin-left="0.77613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4435in" fo:margin-left="0.9978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708in" style:font-size-asian="0.19708in" style:font-size-complex="0.1970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708in" style:font-size-asian="0.19708in" style:font-size-complex="0.19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708in" style:font-size-asian="0.19708in" style:font-size-complex="0.1970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4435in" fo:margin-left="0.11087in" fo:margin-right="0in" fo:text-indent="-0.11087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5in" style:font-size-asian="0.1725in" style:font-size-complex="0.17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4435in" fo:margin-left="0.33262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5in" style:font-size-asian="0.1725in" style:font-size-complex="0.17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4435in" fo:margin-left="0.11087in" fo:margin-right="0in" fo:text-indent="-0.11087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958in" style:font-size-asian="0.36958in" style:font-size-complex="0.36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4435in" fo:margin-left="0.33262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958in" style:font-size-asian="0.36958in" style:font-size-complex="0.36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4435in" fo:margin-left="0.5543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4435in" fo:margin-left="0.77613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4435in" fo:margin-left="0.5543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4435in" fo:margin-left="0.9978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4435in" fo:margin-left="0.77613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4435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4435in" fo:margin-left="0.9978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861in" style:font-size-asian="0.09861in" style:font-size-complex="0.09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4435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5in" style:font-size-asian="0.1725in" style:font-size-complex="0.17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4435in" fo:margin-left="0.11087in" fo:margin-right="0in" fo:text-indent="-0.11087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4435in" fo:margin-left="0.33262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4435in" fo:margin-left="0.5543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4435in" fo:margin-left="0.77613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708in" style:font-size-asian="0.19708in" style:font-size-complex="0.1970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5in" style:font-size-asian="0.1725in" style:font-size-complex="0.17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4435in" fo:margin-left="0.11087in" fo:margin-right="0in" fo:text-indent="-0.11087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4435in" fo:margin-left="0.9978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4435in" fo:margin-left="0.33262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4435in" fo:margin-left="0.5543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19708in" style:font-size-asian="0.19708in" style:font-size-complex="0.19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708in" style:font-size-asian="0.19708in" style:font-size-complex="0.1970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708in" style:font-size-asian="0.19708in" style:font-size-complex="0.19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4435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861in" style:font-size-asian="0.09861in" style:font-size-complex="0.0986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4435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4435in" fo:margin-left="0.77613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4435in" fo:margin-left="0.9978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5in" style:font-size-asian="0.1725in" style:font-size-complex="0.17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4435in" fo:margin-left="0.11087in" fo:margin-right="0in" fo:text-indent="-0.11087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4435in" fo:margin-left="0.33262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4435in" fo:margin-left="0.5543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4435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4435in" fo:margin-left="0.77613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097in" style:font-size-asian="0.27097in" style:font-size-complex="0.270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5in" style:font-size-asian="0.1725in" style:font-size-complex="0.17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4435in" fo:margin-left="0.11087in" fo:margin-right="0in" fo:text-indent="-0.11087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4435in" fo:margin-left="0.33262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5in" style:font-size-asian="0.1725in" style:font-size-complex="0.17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4435in" fo:margin-left="0.11087in" fo:margin-right="0in" fo:text-indent="-0.11087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083in" style:font-size-asian="0.11083in" style:font-size-complex="0.11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4435in" fo:margin-left="0.9978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958in" style:font-size-asian="0.36958in" style:font-size-complex="0.3695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4435in" fo:margin-left="0.33262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958in" style:font-size-asian="0.36958in" style:font-size-complex="0.36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4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319in" style:font-size-asian="0.12319in" style:font-size-complex="0.1231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4435in" fo:margin-left="0.55438in" fo:margin-right="0in" fo:text-indent="-0.11087in" fo:margin-top="0.03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07389in" style:font-size-asian="0.07389in" style:font-size-complex="0.07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175in"/>
      </text:list-level-style-number>
      <text:list-level-style-number text:level="3" style:num-format="">
        <style:list-level-properties text:space-before="0.4435in"/>
      </text:list-level-style-number>
      <text:list-level-style-number text:level="4" style:num-format="">
        <style:list-level-properties text:space-before="0.66525in"/>
      </text:list-level-style-number>
      <text:list-level-style-number text:level="5" style:num-format="">
        <style:list-level-properties text:space-before="0.887in"/>
      </text:list-level-style-number>
      <text:list-level-style-number text:level="6" style:num-format="">
        <style:list-level-properties text:space-before="1.10875in"/>
      </text:list-level-style-number>
      <text:list-level-style-number text:level="7" style:num-format="">
        <style:list-level-properties text:space-before="1.3305in"/>
      </text:list-level-style-number>
      <text:list-level-style-number text:level="8" style:num-format="">
        <style:list-level-properties text:space-before="1.55225in"/>
      </text:list-level-style-number>
      <text:list-level-style-number text:level="9" style:num-format="">
        <style:list-level-properties text:space-before="1.774in"/>
      </text:list-level-style-number>
    </text:list-style>
    <text:list-style style:name="a137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175in"/>
      </text:list-level-style-number>
      <text:list-level-style-number text:level="3" style:num-format="">
        <style:list-level-properties text:space-before="0.4435in"/>
      </text:list-level-style-number>
      <text:list-level-style-number text:level="4" style:num-format="">
        <style:list-level-properties text:space-before="0.66525in"/>
      </text:list-level-style-number>
      <text:list-level-style-number text:level="5" style:num-format="">
        <style:list-level-properties text:space-before="0.887in"/>
      </text:list-level-style-number>
      <text:list-level-style-number text:level="6" style:num-format="">
        <style:list-level-properties text:space-before="1.10875in"/>
      </text:list-level-style-number>
      <text:list-level-style-number text:level="7" style:num-format="">
        <style:list-level-properties text:space-before="1.3305in"/>
      </text:list-level-style-number>
      <text:list-level-style-number text:level="8" style:num-format="">
        <style:list-level-properties text:space-before="1.55225in"/>
      </text:list-level-style-number>
      <text:list-level-style-number text:level="9" style:num-format="">
        <style:list-level-properties text:space-before="1.77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175in"/>
      </text:list-level-style-number>
      <text:list-level-style-number text:level="3" style:num-format="">
        <style:list-level-properties text:space-before="0.4435in"/>
      </text:list-level-style-number>
      <text:list-level-style-number text:level="4" style:num-format="">
        <style:list-level-properties text:space-before="0.66525in"/>
      </text:list-level-style-number>
      <text:list-level-style-number text:level="5" style:num-format="">
        <style:list-level-properties text:space-before="0.887in"/>
      </text:list-level-style-number>
      <text:list-level-style-number text:level="6" style:num-format="">
        <style:list-level-properties text:space-before="1.10875in"/>
      </text:list-level-style-number>
      <text:list-level-style-number text:level="7" style:num-format="">
        <style:list-level-properties text:space-before="1.3305in"/>
      </text:list-level-style-number>
      <text:list-level-style-number text:level="8" style:num-format="">
        <style:list-level-properties text:space-before="1.55225in"/>
      </text:list-level-style-number>
      <text:list-level-style-number text:level="9" style:num-format="">
        <style:list-level-properties text:space-before="1.774in"/>
      </text:list-level-style-number>
    </text:list-style>
    <text:list-style style:name="a10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175in"/>
      </text:list-level-style-number>
      <text:list-level-style-number text:level="3" style:num-format="">
        <style:list-level-properties text:space-before="0.4435in"/>
      </text:list-level-style-number>
      <text:list-level-style-number text:level="4" style:num-format="">
        <style:list-level-properties text:space-before="0.66525in"/>
      </text:list-level-style-number>
      <text:list-level-style-number text:level="5" style:num-format="">
        <style:list-level-properties text:space-before="0.887in"/>
      </text:list-level-style-number>
      <text:list-level-style-number text:level="6" style:num-format="">
        <style:list-level-properties text:space-before="1.10875in"/>
      </text:list-level-style-number>
      <text:list-level-style-number text:level="7" style:num-format="">
        <style:list-level-properties text:space-before="1.3305in"/>
      </text:list-level-style-number>
      <text:list-level-style-number text:level="8" style:num-format="">
        <style:list-level-properties text:space-before="1.55225in"/>
      </text:list-level-style-number>
      <text:list-level-style-number text:level="9" style:num-format="">
        <style:list-level-properties text:space-before="1.774in"/>
      </text:list-level-style-number>
    </text:list-style>
    <text:list-style style:name="a140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175in"/>
      </text:list-level-style-number>
      <text:list-level-style-number text:level="3" style:num-format="">
        <style:list-level-properties text:space-before="0.4435in"/>
      </text:list-level-style-number>
      <text:list-level-style-number text:level="4" style:num-format="">
        <style:list-level-properties text:space-before="0.66525in"/>
      </text:list-level-style-number>
      <text:list-level-style-number text:level="5" style:num-format="">
        <style:list-level-properties text:space-before="0.887in"/>
      </text:list-level-style-number>
      <text:list-level-style-number text:level="6" style:num-format="">
        <style:list-level-properties text:space-before="1.10875in"/>
      </text:list-level-style-number>
      <text:list-level-style-number text:level="7" style:num-format="">
        <style:list-level-properties text:space-before="1.3305in"/>
      </text:list-level-style-number>
      <text:list-level-style-number text:level="8" style:num-format="">
        <style:list-level-properties text:space-before="1.55225in"/>
      </text:list-level-style-number>
      <text:list-level-style-number text:level="9" style:num-format="">
        <style:list-level-properties text:space-before="1.774in"/>
      </text:list-level-style-number>
    </text:list-style>
    <text:list-style style:name="a120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108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175in" text:min-label-width="0.1108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435in" text:min-label-width="0.1108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6525in" text:min-label-width="0.1108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in" text:min-label-width="0.1108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875in" text:min-label-width="0.1108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305in" text:min-label-width="0.1108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5225in" text:min-label-width="0.1108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74in" text:min-label-width="0.11087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ecteur" style:page-layout-name="pageLayout1" draw:style-name="a0">
      <draw:frame draw:id="id0" presentation:style-name="a4" draw:name="Title Placeholder 1" svg:x="0.50691in" svg:y="0.1771in" svg:width="6.35944in" svg:height="0.6429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0691in" svg:y="0.8855in" svg:width="6.35944in" svg:height="2.1105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0691in" svg:y="3.08307in" svg:width="1.65898in" svg:height="0.177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10/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2.44239in" svg:y="3.08307in" svg:width="2.48848in" svg:height="0.177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20737in" svg:y="3.08307in" svg:width="1.65898in" svg:height="0.177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0.92166in" svg:y="0.54439in" svg:width="5.52995in" svg:height="1.15808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0.92166in" svg:y="1.74712in" svg:width="5.52995in" svg:height="0.80311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Date Placeholder 3" svg:x="0.50691in" svg:y="3.08307in" svg:width="1.65898in" svg:height="0.177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/10/2016</text:date></text:span><text:span text:style-name="a45" text:class-names=""/></text:p>
        </draw:text-box>
        <svg:title/>
        <svg:desc/>
      </draw:frame>
      <draw:frame draw:id="id8" presentation:style-name="a50" draw:name="Footer Placeholder 4" svg:x="2.44239in" svg:y="3.08307in" svg:width="2.48848in" svg:height="0.177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5.20737in" svg:y="3.08307in" svg:width="1.65898in" svg:height="0.177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le 1" svg:x="0.50691in" svg:y="0.1771in" svg:width="6.35944in" svg:height="0.6429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Content Placeholder 2" svg:x="0.50691in" svg:y="0.8855in" svg:width="6.35944in" svg:height="2.11056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0691in" svg:y="3.08307in" svg:width="1.65898in" svg:height="0.177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/10/2016</text:date></text:span><text:span text:style-name="a79" text:class-names=""/></text:p>
        </draw:text-box>
        <svg:title/>
        <svg:desc/>
      </draw:frame>
      <draw:frame draw:id="id13" presentation:style-name="a84" draw:name="Footer Placeholder 4" svg:x="2.44239in" svg:y="3.08307in" svg:width="2.48848in" svg:height="0.17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5.20737in" svg:y="3.08307in" svg:width="1.65898in" svg:height="0.177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le 1" svg:x="0.50307in" svg:y="0.82929in" svg:width="6.35944in" svg:height="1.3836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Text Placeholder 2" svg:x="0.50307in" svg:y="2.22606in" svg:width="6.35944in" svg:height="0.72765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Date Placeholder 3" svg:x="0.50691in" svg:y="3.08307in" svg:width="1.65898in" svg:height="0.177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/10/20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2.44239in" svg:y="3.08307in" svg:width="2.48848in" svg:height="0.177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5.20737in" svg:y="3.08307in" svg:width="1.65898in" svg:height="0.177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le 1" svg:x="0.50691in" svg:y="0.1771in" svg:width="6.35944in" svg:height="0.6429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Content Placeholder 2" svg:x="0.50691in" svg:y="0.8855in" svg:width="3.13364in" svg:height="2.11056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3.73272in" svg:y="0.8855in" svg:width="3.13364in" svg:height="2.11056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0691in" svg:y="3.08307in" svg:width="1.65898in" svg:height="0.177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/10/20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2.44239in" svg:y="3.08307in" svg:width="2.48848in" svg:height="0.177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5.20737in" svg:y="3.08307in" svg:width="1.65898in" svg:height="0.177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le 1" svg:x="0.50787in" svg:y="0.1771in" svg:width="6.35944in" svg:height="0.6429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Text Placeholder 2" svg:x="0.50787in" svg:y="0.81543in" svg:width="3.11924in" svg:height="0.39963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Content Placeholder 3" svg:x="0.50787in" svg:y="1.21506in" svg:width="3.11924in" svg:height="1.78716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3.73272in" svg:y="0.81543in" svg:width="3.1346in" svg:height="0.39963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Content Placeholder 5" svg:x="3.73272in" svg:y="1.21506in" svg:width="3.1346in" svg:height="1.78716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0691in" svg:y="3.08307in" svg:width="1.65898in" svg:height="0.177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/10/20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2.44239in" svg:y="3.08307in" svg:width="2.48848in" svg:height="0.177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5.20737in" svg:y="3.08307in" svg:width="1.65898in" svg:height="0.177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le 1" svg:x="0.50691in" svg:y="0.1771in" svg:width="6.35944in" svg:height="0.6429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Date Placeholder 2" svg:x="0.50691in" svg:y="3.08307in" svg:width="1.65898in" svg:height="0.177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/10/20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2.44239in" svg:y="3.08307in" svg:width="2.48848in" svg:height="0.177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5.20737in" svg:y="3.08307in" svg:width="1.65898in" svg:height="0.177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Date Placeholder 1" svg:x="0.50691in" svg:y="3.08307in" svg:width="1.65898in" svg:height="0.177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/10/20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2.44239in" svg:y="3.08307in" svg:width="2.48848in" svg:height="0.177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5.20737in" svg:y="3.08307in" svg:width="1.65898in" svg:height="0.177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le 1" svg:x="0.50787in" svg:y="0.22176in" svg:width="2.37807in" svg:height="0.77616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Content Placeholder 2" svg:x="3.1346in" svg:y="0.47894in" svg:width="3.73272in" svg:height="2.36389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0787in" svg:y="0.99792in" svg:width="2.37807in" svg:height="1.84876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Date Placeholder 4" svg:x="0.50691in" svg:y="3.08307in" svg:width="1.65898in" svg:height="0.177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/10/20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2.44239in" svg:y="3.08307in" svg:width="2.48848in" svg:height="0.177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5.20737in" svg:y="3.08307in" svg:width="1.65898in" svg:height="0.177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le 1" svg:x="0.50787in" svg:y="0.22176in" svg:width="2.37807in" svg:height="0.77616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6" draw:name="Picture Placeholder 2" svg:x="3.1346in" svg:y="0.47894in" svg:width="3.73272in" svg:height="2.36389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49" presentation:style-name="a300" draw:name="Text Placeholder 3" svg:x="0.50787in" svg:y="0.99792in" svg:width="2.37807in" svg:height="1.84876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5" draw:name="Date Placeholder 4" svg:x="0.50691in" svg:y="3.08307in" svg:width="1.65898in" svg:height="0.177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18/10/2016</text:date></text:span><text:span text:style-name="a303" text:class-names=""/></text:p>
        </draw:text-box>
        <svg:title/>
        <svg:desc/>
      </draw:frame>
      <draw:frame draw:id="id51" presentation:style-name="a308" draw:name="Footer Placeholder 5" svg:x="2.44239in" svg:y="3.08307in" svg:width="2.48848in" svg:height="0.177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5.20737in" svg:y="3.08307in" svg:width="1.65898in" svg:height="0.177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3">
      <draw:frame draw:id="id53" presentation:style-name="a317" draw:name="Title 1" svg:x="0.50691in" svg:y="0.1771in" svg:width="6.35944in" svg:height="0.64295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54" presentation:style-name="a334" draw:name="Vertical Text Placeholder 2" svg:x="0.50691in" svg:y="0.8855in" svg:width="6.35944in" svg:height="2.11056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odifiez les styles du texte du masque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Deuxième niveau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Cinquième niveau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0691in" svg:y="3.08307in" svg:width="1.65898in" svg:height="0.177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18/10/2016</text:date></text:span><text:span text:style-name="a337" text:class-names=""/></text:p>
        </draw:text-box>
        <svg:title/>
        <svg:desc/>
      </draw:frame>
      <draw:frame draw:id="id56" presentation:style-name="a342" draw:name="Footer Placeholder 4" svg:x="2.44239in" svg:y="3.08307in" svg:width="2.48848in" svg:height="0.177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5.20737in" svg:y="3.08307in" svg:width="1.65898in" svg:height="0.177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7">
      <draw:frame draw:id="id58" presentation:style-name="a351" draw:name="Vertical Title 1" svg:x="5.27649in" svg:y="0.1771in" svg:width="1.58986in" svg:height="2.81896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59" presentation:style-name="a368" draw:name="Vertical Text Placeholder 2" svg:x="0.50691in" svg:y="0.1771in" svg:width="4.67741in" svg:height="2.81896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z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0691in" svg:y="3.08307in" svg:width="1.65898in" svg:height="0.177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8/10/2016</text:date></text:span><text:span text:style-name="a371" text:class-names=""/></text:p>
        </draw:text-box>
        <svg:title/>
        <svg:desc/>
      </draw:frame>
      <draw:frame draw:id="id61" presentation:style-name="a376" draw:name="Footer Placeholder 4" svg:x="2.44239in" svg:y="3.08307in" svg:width="2.48848in" svg:height="0.177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5.20737in" svg:y="3.08307in" svg:width="1.65898in" svg:height="0.177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jeca jeca</meta:initial-creator>
    <dc:creator>jeca jeca</dc:creator>
    <meta:creation-date>2016-10-16T20:41:04Z</meta:creation-date>
    <dc:date>2016-10-18T16:54:27Z</dc:date>
    <meta:template xlink:href="Office%20Theme" xlink:type="simple"/>
    <meta:editing-cycles>3</meta:editing-cycles>
    <meta:editing-duration>PT26690S</meta:editing-duration>
    <meta:document-statistic meta:paragraph-count="5" meta:word-count="7"/>
  </office:meta>
</office:document-meta>
</file>